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  <style:font-face style:name="iLiHei" svg:font-family="iLiHei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" style:family="table">
      <style:table-properties style:width="6.9313in" table:align="left" style:writing-mode="lr-tb"/>
    </style:style>
    <style:style style:name="Table9.A" style:family="table-column">
      <style:table-column-properties style:column-width="0.025in"/>
    </style:style>
    <style:style style:name="Table9.B" style:family="table-column">
      <style:table-column-properties style:column-width="4.5035in"/>
    </style:style>
    <style:style style:name="Table9.C" style:family="table-column">
      <style:table-column-properties style:column-width="2.4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3" style:family="table">
      <style:table-properties style:width="6.9313in" table:align="left" style:writing-mode="lr-tb"/>
    </style:style>
    <style:style style:name="Table3.A" style:family="table-column">
      <style:table-column-properties style:column-width="0.025in"/>
    </style:style>
    <style:style style:name="Table3.B" style:family="table-column">
      <style:table-column-properties style:column-width="4.5035in"/>
    </style:style>
    <style:style style:name="Table3.C" style:family="table-column">
      <style:table-column-properties style:column-width="2.4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2.4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035in"/>
    </style:style>
    <style:style style:name="Table5.C" style:family="table-column">
      <style:table-column-properties style:column-width="2.4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6" style:family="table">
      <style:table-properties style:width="6.925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>
      <style:table-properties style:width="6.9313in" fo:break-before="auto" fo:break-after="auto" table:align="left" style:writing-mode="lr-tb"/>
    </style:style>
    <style:style style:name="Table8.A" style:family="table-column">
      <style:table-column-properties style:column-width="6.93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paragraph-rsid="0024b24c" style:font-name-asian="Times New Roman" style:font-weight-asian="bold" style:font-name-complex="Times New Roman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weight="bold" officeooo:paragraph-rsid="0024b24c" style:font-name-asian="Times New Roman" style:font-weight-asian="bold" style:font-name-complex="Times New Roman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weight="bold" officeooo:rsid="0024b24c" officeooo:paragraph-rsid="0024b24c" style:font-name-asian="Times New Roman" style:font-weight-asian="bold" style:font-name-complex="Times New Roman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officeooo:paragraph-rsid="0023048a" style:font-name-asian="Times New Roman" style:font-name-complex="Times New Roman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officeooo:paragraph-rsid="0024b24c" style:font-name-asian="Times New Roman" style:font-name-complex="Times New Roman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officeooo:paragraph-rsid="002e6747" style:font-name-asian="Times New Roman" style:font-name-complex="Times New Roman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4b24c" style:font-name-asian="Times New Roman" style:font-name-complex="Times New Roman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e6747" style:font-name-asian="Times New Roman" style:font-name-complex="Times New Roman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19" style:family="paragraph" style:parent-style-name="Standard">
      <style:text-properties style:font-name="Times New Roman" style:font-name-asian="Times New Roman" style:font-name-complex="Times New Roman"/>
    </style:style>
    <style:style style:name="P20" style:family="paragraph" style:parent-style-name="Standard">
      <style:text-properties style:font-name="Times New Roman" officeooo:paragraph-rsid="002e6747" style:font-name-asian="Times New Roman" style:font-name-complex="Times New Roman"/>
    </style:style>
    <style:style style:name="P21" style:family="paragraph" style:parent-style-name="Standard">
      <style:text-properties style:font-name="Times New Roman" officeooo:paragraph-rsid="0023048a" style:font-name-asian="Times New Roman" style:font-name-complex="Times New Roman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>
      <style:paragraph-properties style:snap-to-layout-grid="false"/>
      <style:text-properties officeooo:paragraph-rsid="0023048a"/>
    </style:style>
    <style:style style:name="P24" style:family="paragraph" style:parent-style-name="Standard">
      <style:paragraph-properties style:snap-to-layout-grid="false"/>
      <style:text-properties officeooo:paragraph-rsid="0024b24c"/>
    </style:style>
    <style:style style:name="P25" style:family="paragraph" style:parent-style-name="Standard">
      <style:paragraph-properties style:snap-to-layout-grid="false"/>
      <style:text-properties officeooo:paragraph-rsid="002e6747"/>
    </style:style>
    <style:style style:name="P26" style:family="paragraph" style:parent-style-name="Standard">
      <style:text-properties officeooo:paragraph-rsid="0031ce70"/>
    </style:style>
    <style:style style:name="P27" style:family="paragraph" style:parent-style-name="Standard">
      <style:paragraph-properties fo:text-align="center" style:justify-single-word="false"/>
      <style:text-properties officeooo:paragraph-rsid="002f9ae6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2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P30" style:family="paragraph" style:parent-style-name="Standard" style:list-style-name="WW8Num1">
      <style:text-properties officeooo:paragraph-rsid="0024b24c"/>
    </style:style>
    <style:style style:name="P31" style:family="paragraph" style:parent-style-name="Standard">
      <style:text-properties style:font-name="Times New Roman" style:font-name-asian="Times New Roman" style:font-name-complex="Times New Roman"/>
    </style:style>
    <style:style style:name="P32" style:family="paragraph" style:parent-style-name="Standard" style:list-style-name="WW8Num1">
      <style:text-properties style:font-name="Times New Roman" officeooo:rsid="0024b24c" officeooo:paragraph-rsid="0024b24c" style:font-name-asian="Times New Roman" style:font-name-complex="Times New Roman"/>
    </style:style>
    <style:style style:name="P33" style:family="paragraph" style:parent-style-name="Standard" style:list-style-name="WW8Num1">
      <style:text-properties style:font-name="Times New Roman" officeooo:rsid="0024b24c" officeooo:paragraph-rsid="0031ce70" style:font-name-asian="Times New Roman" style:font-name-complex="Times New Roman"/>
    </style:style>
    <style:style style:name="P34" style:family="paragraph" style:parent-style-name="Standard" style:list-style-name="WW8Num1">
      <style:text-properties style:font-name="Times New Roman" officeooo:rsid="0024b24c" officeooo:paragraph-rsid="00355f7b" style:font-name-asian="Times New Roman" style:font-name-complex="Times New Roman"/>
    </style:style>
    <style:style style:name="P35" style:family="paragraph" style:parent-style-name="Standard" style:list-style-name="WW8Num1">
      <style:text-properties style:font-name="Times New Roman" officeooo:rsid="00274c0a" officeooo:paragraph-rsid="0029277b" style:font-name-asian="Times New Roman" style:font-name-complex="Times New Roman"/>
    </style:style>
    <style:style style:name="P36" style:family="paragraph" style:parent-style-name="Standard" style:list-style-name="WW8Num1">
      <style:text-properties style:font-name="Times New Roman" officeooo:rsid="00274c0a" officeooo:paragraph-rsid="002c6e1d" style:font-name-asian="Times New Roman" style:font-name-complex="Times New Roman"/>
    </style:style>
    <style:style style:name="P37" style:family="paragraph" style:parent-style-name="Standard" style:list-style-name="WW8Num1">
      <style:text-properties style:font-name="Times New Roman" officeooo:rsid="00274c0a" officeooo:paragraph-rsid="00274c0a" style:font-name-asian="Times New Roman" style:font-name-complex="Times New Roman"/>
    </style:style>
    <style:style style:name="P38" style:family="paragraph" style:parent-style-name="Standard" style:list-style-name="WW8Num1">
      <style:text-properties style:font-name="Times New Roman" style:font-name-asian="Times New Roman" style:font-name-complex="Times New Roman"/>
    </style:style>
    <style:style style:name="P39" style:family="paragraph" style:parent-style-name="Standard" style:list-style-name="WW8Num1">
      <style:text-properties style:font-name="Times New Roman" officeooo:paragraph-rsid="0024b24c" style:font-name-asian="Times New Roman" style:font-name-complex="Times New Roman"/>
    </style:style>
    <style:style style:name="P40" style:family="paragraph" style:parent-style-name="Standard" style:list-style-name="WW8Num1">
      <style:text-properties style:font-name="Times New Roman" officeooo:paragraph-rsid="002e6747" style:font-name-asian="Times New Roman" style:font-name-complex="Times New Roman"/>
    </style:style>
    <style:style style:name="P41" style:family="paragraph" style:parent-style-name="Standard" style:list-style-name="WW8Num1">
      <style:text-properties style:font-name="Times New Roman" officeooo:rsid="002e6747" officeooo:paragraph-rsid="002e6747" style:font-name-asian="Times New Roman" style:font-name-complex="Times New Roman"/>
    </style:style>
    <style:style style:name="P42" style:family="paragraph" style:parent-style-name="Standard" style:list-style-name="WW8Num1">
      <style:text-properties style:font-name="Times New Roman" officeooo:rsid="00266c5f" officeooo:paragraph-rsid="00266c5f" style:font-name-asian="Times New Roman" style:font-name-complex="Times New Roman"/>
    </style:style>
    <style:style style:name="P43" style:family="paragraph" style:parent-style-name="Standard" style:list-style-name="WW8Num1">
      <style:text-properties style:font-name="Times New Roman" fo:font-style="normal" fo:font-weight="bold" officeooo:paragraph-rsid="002e6747" style:font-name-asian="Times New Roman" style:font-style-asian="normal" style:font-weight-asian="bold" style:font-name-complex="Times New Roman" style:font-style-complex="normal" style:font-weight-complex="bold"/>
    </style:style>
    <style:style style:name="P44" style:family="paragraph" style:parent-style-name="Standard" style:list-style-name="WW8Num3">
      <style:text-properties style:font-name="Times New Roman" style:text-underline-style="none" officeooo:paragraph-rsid="0031ce70" style:font-name-complex="Times New Roman"/>
    </style:style>
    <style:style style:name="P45" style:family="paragraph" style:parent-style-name="Standard" style:list-style-name="WW8Num3">
      <style:text-properties style:font-name="Times New Roman" style:text-underline-style="none" officeooo:rsid="0031ce70" officeooo:paragraph-rsid="0031ce70" style:font-name-complex="Times New Roman"/>
    </style:style>
    <style:style style:name="P46" style:family="paragraph" style:parent-style-name="Standard" style:list-style-name="WW8Num3">
      <style:text-properties style:font-name="Times New Roman" style:text-underline-style="none" officeooo:paragraph-rsid="0031ce70" style:font-name-asian="Times New Roman" style:font-name-complex="Times New Roman"/>
    </style:style>
    <style:style style:name="P47" style:family="paragraph" style:parent-style-name="Standard" style:list-style-name="WW8Num2"/>
    <style:style style:name="P48" style:family="paragraph" style:parent-style-name="Standard" style:list-style-name="WW8Num3">
      <style:text-properties officeooo:paragraph-rsid="00147c92"/>
    </style:style>
    <style:style style:name="P49" style:family="paragraph" style:parent-style-name="Standard" style:list-style-name="WW8Num3">
      <style:text-properties officeooo:paragraph-rsid="0031ce70"/>
    </style:style>
    <style:style style:name="P50" style:family="paragraph" style:parent-style-name="Standard" style:list-style-name="WW8Num3">
      <style:text-properties officeooo:paragraph-rsid="003405de"/>
    </style:style>
    <style:style style:name="P51" style:family="paragraph" style:parent-style-name="Standard" style:list-style-name="WW8Num3">
      <style:text-properties officeooo:rsid="00147c92" officeooo:paragraph-rsid="00147c92"/>
    </style:style>
    <style:style style:name="P52" style:family="paragraph" style:parent-style-name="Standard">
      <style:text-properties style:text-line-through-style="none" style:text-line-through-type="none" style:font-name="Times New Roman" style:text-underline-style="none" style:font-name-complex="Times New Roman"/>
    </style:style>
    <style:style style:name="P53" style:family="paragraph" style:parent-style-name="Standard" style:list-style-name="WW8Num3">
      <style:text-properties style:text-line-through-style="none" style:text-line-through-type="none" style:font-name="Times New Roman" style:text-underline-style="none" officeooo:paragraph-rsid="003405de" style:font-name-complex="Times New Roman"/>
    </style:style>
    <style:style style:name="P54" style:family="paragraph" style:parent-style-name="Standard" style:list-style-name="WW8Num3">
      <style:text-properties fo:color="#000000" style:text-line-through-style="none" style:text-line-through-type="none" style:font-name="Times New Roman" style:text-underline-style="none" officeooo:paragraph-rsid="003405de" style:font-name-complex="Times New Roman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officeooo:rsid="0024b24c" officeooo:paragraph-rsid="0024b24c" style:font-name-asian="Times New Roman" style:font-name-complex="Times New Roman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text-underline-style="none" officeooo:rsid="00147c92" style:font-name-asian="Times New Roman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size-asian="12pt" style:font-name-complex="WenQuanYi Zen Hei Mono" style:font-size-complex="12pt"/>
    </style:style>
    <style:style style:name="T4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5" style:family="text">
      <style:text-properties style:font-name="WenQuanYi Zen Hei Mono" style:text-underline-style="none" style:font-name-complex="WenQuanYi Zen Hei Mono"/>
    </style:style>
    <style:style style:name="T6" style:family="text">
      <style:text-properties style:font-name="WenQuanYi Zen Hei Mono" style:text-underline-style="none" style:font-name-complex="Times New Roman"/>
    </style:style>
    <style:style style:name="T7" style:family="text">
      <style:text-properties style:font-name="WenQuanYi Zen Hei Mono" style:text-underline-style="none" officeooo:rsid="00147c92" style:font-name-complex="Times New Roman"/>
    </style:style>
    <style:style style:name="T8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9" style:family="text">
      <style:text-properties fo:color="#000000" style:font-name="Times New Roman" style:text-underline-style="none" style:font-name-asian="Times New Roman" style:font-name-complex="Times New Roman"/>
    </style:style>
    <style:style style:name="T10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11" style:family="text">
      <style:text-properties fo:color="#000000" style:text-position="super 58%" style:font-name="Times New Roman" style:text-underline-style="none" officeooo:rsid="00307dcd" style:font-name-asian="Times New Roman" style:font-name-complex="Times New Roman"/>
    </style:style>
    <style:style style:name="T12" style:family="text">
      <style:text-properties fo:color="#000000" style:text-position="super 58%" style:font-name="Times New Roman" style:text-underline-style="none" officeooo:rsid="0031ce70" style:font-name-asian="Times New Roman" style:font-name-complex="Times New Roman"/>
    </style:style>
    <style:style style:name="T13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officeooo:rsid="0031ce7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style:font-name="Times New Roman" officeooo:rsid="00147c92" style:font-name-asian="Times New Roman" style:font-name-complex="Times New Roman"/>
    </style:style>
    <style:style style:name="T18" style:family="text">
      <style:text-properties style:font-name="Times New Roman" officeooo:rsid="00213e09" style:font-name-asian="Times New Roman" style:font-name-complex="Times New Roman"/>
    </style:style>
    <style:style style:name="T19" style:family="text">
      <style:text-properties style:font-name="Times New Roman" officeooo:rsid="0024b24c" style:font-name-asian="Times New Roman" style:font-name-complex="Times New Roman"/>
    </style:style>
    <style:style style:name="T20" style:family="text">
      <style:text-properties style:font-name="Times New Roman" officeooo:rsid="0029277b" style:font-name-asian="Times New Roman" style:font-name-complex="Times New Roman"/>
    </style:style>
    <style:style style:name="T21" style:family="text">
      <style:text-properties style:font-name="Times New Roman" officeooo:rsid="002c6e1d" style:font-name-asian="Times New Roman" style:font-name-complex="Times New Roman"/>
    </style:style>
    <style:style style:name="T22" style:family="text">
      <style:text-properties style:font-name="Times New Roman" officeooo:rsid="00307dcd" style:font-name-asian="Times New Roman" style:font-name-complex="Times New Roman"/>
    </style:style>
    <style:style style:name="T2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4" style:family="text">
      <style:text-properties style:font-name="Times New Roman" style:text-underline-style="none" style:font-name-asian="Times New Roman" style:font-name-complex="Times New Roman"/>
    </style:style>
    <style:style style:name="T25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font-name="Times New Roman" style:font-name-asian="Times New Roman" style:font-name-complex="Times New Roman"/>
    </style:style>
    <style:style style:name="T28" style:family="text">
      <style:text-properties style:text-position="super 58%" style:font-name="Times New Roman" officeooo:rsid="00147c92" style:font-name-asian="Times New Roman" style:font-name-complex="Times New Roman"/>
    </style:style>
    <style:style style:name="T29" style:family="text">
      <style:text-properties style:text-position="super 58%" style:font-name="Times New Roman" officeooo:rsid="00159f6c" style:font-name-asian="Times New Roman" style:font-name-complex="Times New Roman"/>
    </style:style>
    <style:style style:name="T30" style:family="text">
      <style:text-properties style:text-position="super 58%" style:font-name="Times New Roman" officeooo:rsid="0031ce70" style:font-name-asian="Times New Roman" style:font-name-complex="Times New Roman"/>
    </style:style>
    <style:style style:name="T31" style:family="text">
      <style:text-properties style:text-position="super 58%" style:font-name="Times New Roman" officeooo:rsid="002c6e1d" style:font-name-asian="Times New Roman" style:font-name-complex="Times New Roman"/>
    </style:style>
    <style:style style:name="T32" style:family="text">
      <style:text-properties style:text-position="super 58%" officeooo:rsid="0031ce70"/>
    </style:style>
    <style:style style:name="T33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34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35" style:family="text">
      <style:text-properties style:text-line-through-style="none" style:text-line-through-type="none" style:font-name="WenQuanYi Zen Hei Mono" style:text-underline-style="none" officeooo:rsid="003405de" style:font-name-complex="WenQuanYi Zen Hei Mono"/>
    </style:style>
    <style:style style:name="T36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37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size-asian="12pt" style:font-style-asian="normal" style:font-weight-asian="normal" style:font-name-complex="WenQuanYi Zen Hei Mono" style:font-style-complex="normal" style:font-weight-complex="normal"/>
    </style:style>
    <style:style style:name="T38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name-asian="Times New Roman" style:font-size-asian="12pt" style:font-style-asian="normal" style:font-weight-asian="normal" style:font-name-complex="WenQuanYi Zen Hei Mono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officeooo:rsid="00266c5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1" style:family="text">
      <style:text-properties officeooo:rsid="00213e09"/>
    </style:style>
    <style:style style:name="T42" style:family="text">
      <style:text-properties style:text-position="0% 100%" style:font-name="Times New Roman" officeooo:rsid="00213e09" style:font-name-asian="Times New Roman" style:font-name-complex="Times New Roman"/>
    </style:style>
    <style:style style:name="T43" style:family="text">
      <style:text-properties style:text-position="0% 100%" style:font-name="Times New Roman" officeooo:rsid="0023048a" style:font-name-asian="Times New Roman" style:font-name-complex="Times New Roman"/>
    </style:style>
    <style:style style:name="T44" style:family="text">
      <style:text-properties style:text-position="0% 100%" style:font-name="Times New Roman" officeooo:rsid="0024b24c" style:font-name-asian="Times New Roman" style:font-name-complex="Times New Roman"/>
    </style:style>
    <style:style style:name="T45" style:family="text">
      <style:text-properties style:text-position="0% 100%" style:font-name="Times New Roman" officeooo:rsid="002c6e1d" style:font-name-asian="Times New Roman" style:font-name-complex="Times New Roman"/>
    </style:style>
    <style:style style:name="T46" style:family="text">
      <style:text-properties style:text-position="0% 100%" style:font-name="Times New Roman" officeooo:rsid="0031ce70" style:font-name-asian="Times New Roman" style:font-name-complex="Times New Roman"/>
    </style:style>
    <style:style style:name="T47" style:family="text">
      <style:text-properties officeooo:rsid="0023048a"/>
    </style:style>
    <style:style style:name="T48" style:family="text">
      <style:text-properties officeooo:rsid="0024b24c"/>
    </style:style>
    <style:style style:name="T49" style:family="text">
      <style:text-properties officeooo:rsid="00266c5f"/>
    </style:style>
    <style:style style:name="T50" style:family="text">
      <style:text-properties officeooo:rsid="00274c0a"/>
    </style:style>
    <style:style style:name="T51" style:family="text">
      <style:text-properties fo:font-variant="normal" fo:text-transform="none" fo:font-size="12pt" fo:letter-spacing="normal" fo:font-style="normal" fo:font-weight="normal" officeooo:rsid="0013dc65" style:font-name-complex="Arial"/>
    </style:style>
    <style:style style:name="T52" style:family="text">
      <style:text-properties officeooo:rsid="0027c05a"/>
    </style:style>
    <style:style style:name="T53" style:family="text">
      <style:text-properties officeooo:rsid="0029277b"/>
    </style:style>
    <style:style style:name="T54" style:family="text">
      <style:text-properties officeooo:rsid="002ab3c3"/>
    </style:style>
    <style:style style:name="T55" style:family="text">
      <style:text-properties officeooo:rsid="002c6e1d"/>
    </style:style>
    <style:style style:name="T56" style:family="text">
      <style:text-properties officeooo:rsid="002f9ae6"/>
    </style:style>
    <style:style style:name="T57" style:family="text">
      <style:text-properties officeooo:rsid="00307dcd"/>
    </style:style>
    <style:style style:name="T58" style:family="text">
      <style:text-properties officeooo:rsid="003405de"/>
    </style:style>
    <style:style style:name="T59" style:family="text">
      <style:text-properties style:font-name-complex="Arial"/>
    </style:style>
    <style:style style:name="T60" style:family="text">
      <style:text-properties officeooo:rsid="0013dc65" style:font-name-complex="Arial"/>
    </style:style>
    <style:style style:name="T61" style:family="text">
      <style:text-properties officeooo:rsid="00355f7b"/>
    </style:style>
    <style:style style:name="T62" style:family="text">
      <style:text-properties officeooo:rsid="00389c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hun-Yi Jheng</text:p>
      <text:p text:style-name="P27"><text:span text:style-name="Internet_20_link"><text:span text:style-name="T2">m</text:span></text:span><text:a xlink:type="simple" xlink:href="mailto:M157q.tw@gmail.com" text:style-name="Internet_20_link" text:visited-style-name="Visited_20_Internet_20_Link"><text:span text:style-name="Internet_20_link"><text:span text:style-name="T1">157q.tw@gmail.com</text:span></text:span></text:a><text:span text:style-name="T3"> |</text:span><text:span text:style-name="T4"> </text:span><text:a xlink:type="simple" xlink:href="https://blog.m157q.tw/" text:style-name="Internet_20_link" text:visited-style-name="Visited_20_Internet_20_Link"><text:span text:style-name="Internet_20_link"><text:span text:style-name="T1">https://</text:span></text:span></text:a><text:a xlink:type="simple" xlink:href="https://blog.m157q.tw/" text:style-name="Internet_20_link" text:visited-style-name="Visited_20_Internet_20_Link"><text:span text:style-name="Internet_20_link"><text:span text:style-name="T2">blog.m157q.tw</text:span></text:span></text:a><text:span text:style-name="Internet_20_link"><text:span text:style-name="T8"> | </text:span></text:span><text:span text:style-name="Internet_20_link"><text:span text:style-name="T15">https://www.linkedin.com/in/shunyi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SUMMARY</text:p>
          </table:table-cell>
        </table:table-row>
      </table:table>
      <text:p text:style-name="P26"><text:span text:style-name="T19">K</text:span><text:span text:style-name="T16">eep participating conferences </text:span><text:span text:style-name="T17">and meetups</text:span><text:span text:style-name="T16"> in Taiwan since entered college.</text:span><text:span text:style-name="T27">[1] </text:span><text:span text:style-name="T20">Like</text:span><text:span text:style-name="T16"> to share what I've learned </text:span><text:span text:style-name="T18">by giving </text:span><text:span text:style-name="T19">t</text:span><text:span text:style-name="T18">alks in confs or meetups</text:span><text:span text:style-name="T16">.</text:span><text:span text:style-name="T27">[</text:span><text:span text:style-name="T28">2</text:span><text:span text:style-name="T27">]</text:span><text:span text:style-name="T16"> </text:span><text:span text:style-name="T19">K</text:span><text:span text:style-name="T17">eep writing notes after learned or solved some</text:span><text:span text:style-name="T19">thing</text:span><text:span text:style-name="T17">.</text:span><text:span text:style-name="T28">[3]</text:span><text:span text:style-name="T17"> </text:span><text:span text:style-name="T19">W</text:span><text:span text:style-name="T18">as</text:span><text:span text:style-name="T16"> a member of BambooFox team </text:span><text:span text:style-name="T18">in NCTU: </text:span><text:span text:style-name="T21">p</text:span><text:span text:style-name="T18">layed </text:span><text:span text:style-name="T19">some </text:span><text:span text:style-name="T18">CTF competitions and learned some attack and defense concepts and tec</text:span><text:span text:style-name="T19">h</text:span><text:span text:style-name="T18">niques</text:span><text:span text:style-name="T16">.</text:span><text:span text:style-name="T27">[</text:span><text:span text:style-name="T29">4</text:span><text:span text:style-name="T27">] </text:span><text:span text:style-name="T42">Now, mainly focus on DevOps skills, </text:span><text:span text:style-name="T43">improv</text:span><text:span text:style-name="T46">ing</text:span><text:span text:style-name="T43"> </text:span><text:span text:style-name="T44">the </text:span><text:span text:style-name="T43">performance of web services, </text:span><text:span text:style-name="T45">wri</text:span><text:span text:style-name="T46">ting</text:span><text:span text:style-name="T45"> efficient</text:span><text:span text:style-name="T43"> </text:span><text:span text:style-name="T45">and readable code </text:span><text:span text:style-name="T46">and love Python</text:span><text:span text:style-name="T45">.</text:span><text:span text:style-name="T31">[</text:span><text:span text:style-name="T30">5</text:span><text:span text:style-name="T31">]</text:span><text:span text:style-name="T45"> </text:span></text:p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7">EXPERIENCE<text:span text:style-name="T47">S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3"/>
          </table:table-cell>
          <table:table-cell table:style-name="Table9.A2" office:value-type="string">
            <text:p text:style-name="P9">Tagtoo</text:p>
          </table:table-cell>
          <table:table-cell table:style-name="Table9.A2" office:value-type="string">
            <text:p text:style-name="P3"><text:span text:style-name="T48">Taipei</text:span>, Taiwan</text:p>
          </table:table-cell>
        </table:table-row>
        <table:table-row table:style-name="Table9.1">
          <table:table-cell table:style-name="Table9.A2" office:value-type="string">
            <text:p text:style-name="P23"/>
          </table:table-cell>
          <table:table-cell table:style-name="Table9.A2" office:value-type="string">
            <text:p text:style-name="P55">DevOps &amp; Web services Architect</text:p>
          </table:table-cell>
          <table:table-cell table:style-name="Table9.A2" office:value-type="string">
            <text:p text:style-name="P11"><text:span text:style-name="T48">January</text:span> 201<text:span text:style-name="T48">6</text:span> － <text:span text:style-name="T48">November</text:span> <text:span text:style-name="T48">2017</text:span></text:p>
          </table:table-cell>
        </table:table-row>
      </table:table>
      <text:list xml:id="list2693925068" text:style-name="WW8Num1">
        <text:list-item>
          <text:p text:style-name="P30"><text:span text:style-name="T16">Save 70% cloud platform service fee </text:span><text:span text:style-name="T22">in 3 months after onsite</text:span><text:span text:style-name="T16">.</text:span></text:p>
        </text:list-item>
        <text:list-item>
          <text:p text:style-name="P32">Speed up testings on Travis CI up to 6 times faster. (90 mins to 15 mins)</text:p>
        </text:list-item>
        <text:list-item>
          <text:p text:style-name="P32">Reorganize the service architecture to make the data flow be unified and more easy to be traced when error happens <text:span text:style-name="T62">(combined with Stackdriver monitoring).</text:span></text:p>
        </text:list-item>
        <text:list-item>
          <text:p text:style-name="P33">Fixed bug<text:span text:style-name="T62">s</text:span> of travis-ci/dpl (written in Ruby) to make it <text:span text:style-name="T62">able to </text:span>deploy to Google App Engine <text:span text:style-name="T62">again</text:span>.<text:span text:style-name="T26">[</text:span><text:span text:style-name="T32">6</text:span><text:span text:style-name="T26">]</text:span> </text:p>
        </text:list-item>
        <text:list-item>
          <text:p text:style-name="P32">Add an auto deployment <text:span text:style-name="T62">of</text:span> web frontend assets to CDN <text:span text:style-name="T61">(~300 QPS at peak)</text:span> for every project.</text:p>
        </text:list-item>
        <text:list-item>
          <text:p text:style-name="P34">Improve the process of collecting user tracking data <text:span text:style-name="T61">(about 12 millions pageviews per day) </text:span>which uses Google App Engine with MapReduce <text:span text:style-name="T62">to </text:span>save the data into Google BigQuery up to 33% faster.</text:p>
        </text:list-item>
        <text:list-item>
          <text:p text:style-name="P34">Seperate services on one virtual machine to several API microservices running with Docker <text:span text:style-name="T62">and Kubernetes</text:span> to avoid the single point of failure.</text:p>
        </text:list-item>
        <text:list-item>
          <text:p text:style-name="P32">Draw a picture of <text:span text:style-name="T54">all web</text:span> services and let other engineer colleagues know <text:span text:style-name="T54">the relations of them.</text:span></text:p>
        </text:list-item>
        <text:list-item>
          <text:p text:style-name="P32">Help colleagues (engineer and non-engineer) solving problems and knowing what the other is talking about.</text:p>
        </text:list-item>
        <text:list-item>
          <text:p text:style-name="P35">Tech stacks: Python (Django, Flask, Celery), <text:span text:style-name="T53">Container (</text:span>Docker, Kubernetes<text:span text:style-name="T53">)</text:span>, <text:span text:style-name="T53">Databases (MySQL, SQLite, Redis), Services (</text:span>Google Cloud Platform, <text:span text:style-name="T53">CloudFlare, </text:span>Travis CI, <text:span text:style-name="T53">GitHub, Trello, Slack), Git</text:span>.</text:p>
        </text:list-item>
      </text:list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7">Computer Center of Dept. Computer Science, NCTU</text:p>
          </table:table-cell>
          <table:table-cell table:style-name="Table4.A1" office:value-type="string">
            <text:p text:style-name="P4">Hsinchu, Taiwan</text:p>
          </table:table-cell>
        </table:table-row>
        <table:table-row table:style-name="Table4.1"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14">Linux, Web <text:span text:style-name="T50">&amp; PC</text:span> team</text:p>
          </table:table-cell>
          <table:table-cell table:style-name="Table4.A2" office:value-type="string">
            <text:p text:style-name="P12">August 2013 － July 2015</text:p>
          </table:table-cell>
        </table:table-row>
      </table:table>
      <text:list xml:id="list10618227587015" text:continue-numbering="true" text:style-name="WW8Num1">
        <text:list-item>
          <text:p text:style-name="P39"><text:span text:style-name="T41">Undergraduate t</text:span>eaching assistant of Computer System/Network Administration courses.</text:p>
        </text:list-item>
        <text:list-item>
          <text:p text:style-name="P41">Pratical experiences including: <text:span text:style-name="T56">legacy system improvement, database migrations, web development.</text:span></text:p>
        </text:list-item>
        <text:list-item>
          <text:p text:style-name="P36">Tech stacks: <text:span text:style-name="T53">Linux (Arch, Debian, Gentoo, Ubuntu),</text:span> <text:span text:style-name="T53">FreeBSD, Bash, VMware, Xen, </text:span>Btrfs, ZFS, PHP (Yii, CodeIgniter), <text:span text:style-name="T57">Python, Perl,</text:span> MySQL, Clonezilla,<text:span text:style-name="T53"> Hardware Operations.</text:span></text:p>
          <text:p text:style-name="P39"/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6">Open House, NCTU</text:p>
          </table:table-cell>
          <table:table-cell table:style-name="Table3.A1" office:value-type="string">
            <text:p text:style-name="P2">Hsinchu, Taiwan</text:p>
          </table:table-cell>
        </table:table-row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56">IT team</text:p>
          </table:table-cell>
          <table:table-cell table:style-name="Table3.A1" office:value-type="string">
            <text:p text:style-name="P10">September 2012 － May 2014</text:p>
          </table:table-cell>
        </table:table-row>
      </table:table>
      <text:list xml:id="list10619250585107" text:continue-numbering="true" text:style-name="WW8Num1">
        <text:list-item>
          <text:p text:style-name="P37">Improved communication skill by writing code based on the demands of non-engineer colleages.</text:p>
        </text:list-item>
        <text:list-item>
          <text:p text:style-name="P38">Refactored and modulized the legacy code <text:span text:style-name="T52">to</text:span> <text:span text:style-name="T57">make</text:span> successors focus on writing new features.</text:p>
        </text:list-item>
        <text:list-item>
          <text:p text:style-name="P42">Tech stacks: PHP (Yii), Arch Linux, Nginx, Apache, <text:span text:style-name="T50">QEMU, ZFS, MySQL, mdadm, crontab, Git.</text:span></text:p>
        </text:list-item>
      </text:list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8">EDUC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8">National Chiao Tung University</text:p>
          </table:table-cell>
          <table:table-cell table:style-name="Table2.A2" office:value-type="string">
            <text:p text:style-name="P5">Hsinchu, Taiwan</text:p>
          </table:table-cell>
        </table:table-row>
        <table:table-row table:style-name="Table2.1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5">Bachelor of Computer Science</text:p>
          </table:table-cell>
          <table:table-cell table:style-name="Table2.A2" office:value-type="string">
            <text:p text:style-name="P13">September 2011 － June 2015</text:p>
          </table:table-cell>
        </table:table-row>
      </table:table>
      <text:list xml:id="list10617998248321" text:continue-numbering="true" text:style-name="WW8Num1">
        <text:list-item>
          <text:p text:style-name="P43">Information and Communication Security Credit Programme</text:p>
        </text:list-item>
        <text:list-item>
          <text:p text:style-name="P43">Relevant Coursework</text:p>
          <text:list>
            <text:list-item>
              <text:p text:style-name="P40">Computer System/Network Administration (A+), FOSS and Project Collaboration (A+)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16">PROJECT<text:span text:style-name="T55">S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"><text:span text:style-name="Internet_20_link"><text:span text:style-name="T9">Android Repackaged App Detection System</text:span></text:span><text:span text:style-name="Internet_20_link"><text:span text:style-name="T10">[</text:span></text:span><text:span text:style-name="Internet_20_link"><text:span text:style-name="T12">7</text:span></text:span><text:span text:style-name="Internet_20_link"><text:span text:style-name="T11">]</text:span></text:span></text:p>
          </table:table-cell>
          <table:table-cell table:style-name="Table5.A2" office:value-type="string">
            <text:p text:style-name="P10">August 2013 － January 2015</text:p>
          </table:table-cell>
        </table:table-row>
      </table:table>
      <text:list xml:id="list10619699888709" text:continue-numbering="true" text:style-name="WW8Num1">
        <text:list-item>
          <text:p text:style-name="P32"><text:span text:style-name="T50">Program slicing, subgraph isomorphism, o</text:span>bfuscation tricks <text:span text:style-name="T49">and Android app reversing.</text:span></text:p>
        </text:list-item>
        <text:list-item>
          <text:p text:style-name="P42">Tech stacks: Python (NetworkX, Scrapy), JavaScript (Node.js, D3.js), Perl, Java (SAAF), smali, <text:span text:style-name="T50">Git.</text:span>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>HONORS</text:p>
          </table:table-cell>
        </table:table-row>
      </table:table>
      <text:list xml:id="list3608887782" text:style-name="WW8Num2">
        <text:list-item>
          <text:p text:style-name="P47"><text:span text:style-name="T16">2015 4</text:span><text:span text:style-name="T27">th</text:span><text:span text:style-name="T16"> place in Taiwan Student Cluster Competition.</text:span><text:span text:style-name="T27">[</text:span><text:span text:style-name="T30">8</text:span><text:span text:style-name="T27">]</text:span></text:p>
        </text:list-item>
        <text:list-item>
          <text:p text:style-name="P47"><text:span text:style-name="T16">2013 5</text:span><text:span text:style-name="T27">th</text:span><text:span text:style-name="T16"> <text:s/>place in Golden Shield Information Security Contest.</text:span><text:span text:style-name="T27">[</text:span><text:span text:style-name="T30">9</text:span><text:span text:style-name="T27">]</text:span></text:p>
        </text:list-item>
      </text:list>
      <text:p text:style-name="P2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6">SKILLS</text:p>
          </table:table-cell>
        </table:table-row>
      </table:table>
      <text:p text:style-name="Standard"><text:span text:style-name="T23">Languages:</text:span><text:span text:style-name="T16"> English (TOEIC 840/990 </text:span><text:span text:style-name="T19">in 2011</text:span><text:span text:style-name="T16">, GEPT High-Intermediate </text:span><text:span text:style-name="T19">prelim in 2011</text:span><text:span text:style-name="T16">), Mandarin</text:span></text:p>
      <text:p text:style-name="P1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REFERENCES</text:p>
          </table:table-cell>
        </table:table-row>
      </table:table>
      <text:list xml:id="list2114204851" text:style-name="WW8Num3">
        <text:list-item>
          <text:p text:style-name="P51"><text:a xlink:type="simple" xlink:href="https://blog.m157q.tw/category/confmeetup/" text:style-name="Internet_20_link" text:visited-style-name="Visited_20_Internet_20_Link"><text:span text:style-name="T6">https://blog.m157q.tw/category/confmeetup/</text:span></text:a></text:p>
        </text:list-item>
        <text:list-item>
          <text:p text:style-name="P51"><text:a xlink:type="simple" xlink:href="https://blog.m157q.tw/category/talk/" text:style-name="Internet_20_link" text:visited-style-name="Visited_20_Internet_20_Link"><text:span text:style-name="T6">https://blog.m157q.tw/category/talk/</text:span></text:a></text:p>
        </text:list-item>
        <text:list-item>
          <text:p text:style-name="P48"><text:a xlink:type="simple" xlink:href="https://blog.m157q.tw/category/note/" text:style-name="Internet_20_link" text:visited-style-name="Visited_20_Internet_20_Link"><text:span text:style-name="T7">https://blog.m157q.tw/category/note/</text:span></text:a></text:p>
        </text:list-item>
        <text:list-item>
          <text:p text:style-name="P44">BambooFox</text:p>
          <text:list>
            <text:list-item>
              <text:p text:style-name="P49"><text:a xlink:type="simple" xlink:href="https://ctftime.org/team/9871" text:style-name="Internet_20_link" text:visited-style-name="Visited_20_Internet_20_Link"><text:span text:style-name="Internet_20_link"><text:span text:style-name="T5">https://ctftime.org/team/9871</text:span></text:span></text:a></text:p>
            </text:list-item>
            <text:list-item>
              <text:p text:style-name="P44">A security team consists of NCTU students and alumni, mainly focusing on CTF competitions and security related issues.</text:p>
            </text:list-item>
          </text:list>
        </text:list-item>
        <text:list-item>
          <text:p text:style-name="P45">Some of my side projects written in Python:</text:p>
          <text:list>
            <text:list-item>
              <text:p text:style-name="P50"><text:a xlink:type="simple" xlink:href="https://github.com/M157q/zdict" text:style-name="Internet_20_link" text:visited-style-name="Visited_20_Internet_20_Link"><text:span text:style-name="Internet_20_link"><text:span text:style-name="T34">https://github.com/M157q/zdict</text:span></text:span></text:a></text:p>
              <text:list>
                <text:list-item>
                  <text:p text:style-name="P53">A <text:span text:style-name="T58">cross-platform </text:span>CLI <text:span text:style-name="T58">tool to query </text:span>online dictionar<text:span text:style-name="T58">ies with Docker and syntax highlighting support.</text:span></text:p>
                </text:list-item>
              </text:list>
            </text:list-item>
            <text:list-item>
              <text:p text:style-name="P50"><text:a xlink:type="simple" xlink:href="https://github.com/M157q/gettitle" text:style-name="Internet_20_link" text:visited-style-name="Visited_20_Internet_20_Link"><text:span text:style-name="Internet_20_link"><text:span text:style-name="T34">https://github.com/M157q/gettitle</text:span></text:span></text:a></text:p>
              <text:list>
                <text:list-item>
                  <text:p text:style-name="P53">A CLI tool to get the title of the webpage <text:span text:style-name="T58">with JavaScript support by using Selenium</text:span>.</text:p>
                </text:list-item>
              </text:list>
            </text:list-item>
            <text:list-item>
              <text:p text:style-name="P50"><text:a xlink:type="simple" xlink:href="https://github.com/M157q/hor2vec" text:style-name="Internet_20_link" text:visited-style-name="Visited_20_Internet_20_Link"><text:span text:style-name="Internet_20_link"><text:span text:style-name="T34">https://github.com/M157q/</text:span></text:span></text:a><text:a xlink:type="simple" xlink:href="https://github.com/M157q/hor2vec" text:style-name="Internet_20_link" text:visited-style-name="Visited_20_Internet_20_Link"><text:span text:style-name="Internet_20_link"><text:span text:style-name="T35">hor2vec</text:span></text:span></text:a></text:p>
              <text:list>
                <text:list-item>
                  <text:p text:style-name="P54"><text:span text:style-name="T59">A CLI tool </text:span><text:span text:style-name="T60">to c</text:span><text:span text:style-name="T51">hange your horizontal pure text to vertical with some options.</text:span></text:p>
                </text:list-item>
              </text:list>
            </text:list-item>
          </text:list>
        </text:list-item>
        <text:list-item>
          <text:p text:style-name="P49"><text:a xlink:type="simple" xlink:href="https://github.com/travis-ci/dpl/pulls?utf8=✓&amp;q=is%3Apr+is%3Aclose+author%3AM157q" text:style-name="Internet_20_link" text:visited-style-name="Visited_20_Internet_20_Link"><text:span text:style-name="Internet_20_link"><text:span text:style-name="T37">https://github.com/travis-ci/dpl/pulls?utf8=%E2%9C%93&amp;q=is%3Apr+is%3Aclose+author%3AM157q</text:span></text:span></text:a></text:p>
          <text:list>
            <text:list-item>
              <text:p text:style-name="P49"><text:span text:style-name="Internet_20_link"><text:span text:style-name="T14">Shortened URL</text:span></text:span><text:span text:style-name="Internet_20_link"><text:span text:style-name="T13">:</text:span></text:span><text:span text:style-name="Internet_20_link"><text:span text:style-name="T39"> </text:span></text:span><text:a xlink:type="simple" xlink:href="https://goo.gl/Gzz6m2" text:style-name="Internet_20_link" text:visited-style-name="Visited_20_Internet_20_Link"><text:span text:style-name="Internet_20_link"><text:span text:style-name="T38">https://goo.gl/Gzz6m2</text:span></text:span></text:a></text:p>
            </text:list-item>
          </text:list>
        </text:list-item>
        <text:list-item>
          <text:p text:style-name="P49"><text:a xlink:type="simple" xlink:href="https://github.com/M157q/Android-Repackaged-App-Detection-System" text:style-name="Internet_20_link" text:visited-style-name="Visited_20_Internet_20_Link"><text:span text:style-name="Internet_20_link"><text:span text:style-name="T37">https://github.com/M157q/Android-Repackaged-App-Detection-System</text:span></text:span></text:a></text:p>
          <text:list>
            <text:list-item>
              <text:p text:style-name="P49"><text:span text:style-name="Strong_20_Emphasis"><text:span text:style-name="T40">Slides: </text:span></text:span><text:a xlink:type="simple" xlink:href="https://speakerdeck.com/m157q/sitcon2015-android-repackaged-app-detection-system" text:style-name="Internet_20_link" text:visited-style-name="Visited_20_Internet_20_Link"><text:span text:style-name="Internet_20_link"><text:span text:style-name="T37">https://speakerdeck.com/m157q/sitcon2015-android-repackaged-app-detection-system</text:span></text:span></text:a></text:p>
            </text:list-item>
          </text:list>
        </text:list-item>
        <text:list-item>
          <text:p text:style-name="P49"><text:a xlink:type="simple" xlink:href="http://event.nchc.org.tw/2015/tscc/index.php?CONTENT_ID=25" text:style-name="Internet_20_link" text:visited-style-name="Visited_20_Internet_20_Link"><text:span text:style-name="Internet_20_link"><text:span text:style-name="T5">http://event.nchc.org.tw/2015/tscc/index.php?CONTENT_ID=25</text:span></text:span></text:a></text:p>
          <text:list>
            <text:list-item>
              <text:p text:style-name="P49"><text:span text:style-name="T25">Shortened URL: </text:span><text:a xlink:type="simple" xlink:href="http://goo.gl/80SZjB" text:style-name="Internet_20_link" text:visited-style-name="Visited_20_Internet_20_Link"><text:span text:style-name="Internet_20_link"><text:span text:style-name="T36">http://goo.gl/80SZjB</text:span></text:span></text:a></text:p>
            </text:list-item>
            <text:list-item>
              <text:p text:style-name="P49"><text:span text:style-name="T25">Team Name: </text:span><text:span text:style-name="Strong_20_Emphasis"><text:span text:style-name="T25">幼稚鬼團與他的快樂夥伴</text:span></text:span></text:p>
            </text:list-item>
          </text:list>
        </text:list-item>
        <text:list-item>
          <text:p text:style-name="P49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5">http://www.nicst.ey.gov.tw/News_Content4.aspx?n=11EC3BA2351F93AA&amp;sms=4D833E26864BB926&amp;s=4C2DD1B0FA325D80</text:span></text:span></text:a></text:p>
          <text:list>
            <text:list-item>
              <text:p text:style-name="P49"><text:span text:style-name="T24">Shortened URL: </text:span><text:a xlink:type="simple" xlink:href="http://goo.gl/oUfJqK" text:style-name="Internet_20_link" text:visited-style-name="Visited_20_Internet_20_Link"><text:span text:style-name="Internet_20_link"><text:span text:style-name="T33">http://goo.gl/oUfJqK</text:span></text:span></text:a></text:p>
            </text:list-item>
            <text:list-item>
              <text:p text:style-name="P46">Team Name: 聽說名字太長躲在防火牆</text:p>
            </text:list-item>
          </text:list>
        </text:list-item>
      </text:list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  <style:font-face style:name="iLiHei" svg:font-family="iLi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1" style:font-family-asian="'WenQuanYi Zen Hei'" style:font-pitch-asian="variable" style:font-size-asian="12pt" style:language-asian="zh" style:country-asian="CN" style:font-name-complex="Bitstream Vera Sans2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1" style:font-family-asian="'WenQuanYi Zen Hei'" style:font-pitch-asian="variable" style:font-size-asian="14pt" style:font-name-complex="Bitstream Vera Sans2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iLiHei" style:font-family-asian="iLiHei" style:font-family-generic-asian="system" style:font-pitch-asian="variable" style:font-size-asian="14pt" style:font-weight-asian="bold" style:font-name-complex="iLiHei" style:font-family-complex="iLiHei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name-asian="Times New Roman" style:font-family-asian="'Times New Roman'" style:font-family-generic-asian="roman" style:font-pitch-asian="variable" style:font-name-complex="Symbol" style:font-family-complex="Symbol"/>
    </style:style>
    <style:style style:name="WW8Num1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1z3" style:family="text">
      <style:text-properties style:font-name="Wingdings" fo:font-family="Wingdings" style:font-name-complex="OpenSymbol2" style:font-family-complex="OpenSymbol, 'Arial Unicode MS'" style:font-charset-complex="x-symbol"/>
    </style:style>
    <style:style style:name="WW8Num2z0" style:family="text">
      <style:text-properties style:text-position="super 58%" style:font-name="Symbol" fo:font-family="Symbol" style:font-name-asian="Times New Roman" style:font-family-asian="'Times New Roman'" style:font-family-generic-asian="roman" style:font-pitch-asian="variable" style:font-name-complex="OpenSymbol2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1" style:family="text">
      <style:text-properties style:text-line-through-style="none" style:text-line-through-type="none"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asian="Times New Roman" style:font-family-asian="'Times New Roman'" style:font-family-generic-asian="roman" style:font-pitch-asian="variable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6z1" style:family="text">
      <style:text-properties style:text-line-through-style="none" style:text-line-through-type="none" style:font-name="OpenSymbol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2" style:font-family-complex="OpenSymbol, 'Arial Unicode MS'" style:font-charset-complex="x-symbol" style:font-size-complex="12pt"/>
    </style:style>
    <style:style style:name="WW8Num8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z2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>
      <style:text-properties style:font-name="Wingdings" fo:font-family="Wingdings" style:font-name-complex="OpenSymbol2" style:font-family-complex="OpenSymbol, 'Arial Unicode MS'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1"/>
      </text:list-level-style-bullet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8-02-08T01:06:17.670300135</dc:date>
    <meta:editing-cycles>102</meta:editing-cycles>
    <meta:editing-duration>P6DT12H59M50S</meta:editing-duration>
    <meta:generator>LibreOffice/5.4.4.2$Linux_X86_64 LibreOffice_project/40m0$Build-2</meta:generator>
    <meta:document-statistic meta:table-count="9" meta:image-count="0" meta:object-count="0" meta:page-count="2" meta:paragraph-count="76" meta:word-count="667" meta:character-count="4693" meta:non-whitespace-character-count="4165"/>
  </office:meta>
</office:document-meta>
</file>